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06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007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708cm" fo:margin-left="0cm" table:align="left" fo:background-color="#272822">
        <style:background-image/>
      </style:table-properties>
    </style:style>
    <style:style style:name="Table2.A" style:family="table-column">
      <style:table-column-properties style:column-width="0.584cm"/>
    </style:style>
    <style:style style:name="Table2.B" style:family="table-column">
      <style:table-column-properties style:column-width="17.124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9.183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8.784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7.009cm" fo:margin-left="0cm" table:align="left"/>
    </style:style>
    <style:style style:name="Table4.A" style:family="table-column">
      <style:table-column-properties style:column-width="0.399cm"/>
    </style:style>
    <style:style style:name="Table4.B" style:family="table-column">
      <style:table-column-properties style:column-width="16.611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P1" style:family="paragraph" style:parent-style-name="Standard">
      <style:text-properties officeooo:paragraph-rsid="001391f0"/>
    </style:style>
    <style:style style:name="P2" style:family="paragraph" style:parent-style-name="Standard">
      <style:text-properties officeooo:paragraph-rsid="00144434"/>
    </style:style>
    <style:style style:name="P3" style:family="paragraph" style:parent-style-name="Standard">
      <style:text-properties officeooo:paragraph-rsid="00146c53"/>
    </style:style>
    <style:style style:name="P4" style:family="paragraph" style:parent-style-name="Standard">
      <style:text-properties fo:font-variant="normal" fo:text-transform="none" fo:color="#000000" style:font-name="Lato" fo:font-size="10.5pt" fo:letter-spacing="normal" fo:font-style="normal" fo:font-weight="normal"/>
    </style:style>
    <style:style style:name="P5" style:family="paragraph" style:parent-style-name="Standard">
      <style:paragraph-properties fo:margin-left="0cm" fo:margin-right="0cm" fo:text-align="justify" style:justify-single-word="false" fo:orphans="2" fo:widows="2" fo:text-indent="0cm" style:auto-text-indent="false"/>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2pt" fo:letter-spacing="normal" fo:font-style="normal" fo:font-weight="normal"/>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Lato" fo:font-size="10.5pt" fo:letter-spacing="normal" fo:font-style="normal" fo:font-weight="normal"/>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7254e" style:font-name="Menlo" fo:font-size="9pt" fo:letter-spacing="normal" fo:font-style="normal" fo:font-weight="normal"/>
    </style:style>
    <style:style style:name="P10" style:family="paragraph" style:parent-style-name="Standard">
      <style:paragraph-properties fo:margin-left="0cm" fo:margin-right="0cm" fo:orphans="2" fo:widows="2" fo:text-indent="0cm" style:auto-text-indent="false"/>
    </style:style>
    <style:style style:name="P11"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2" style:family="paragraph" style:parent-style-name="Standard">
      <style:paragraph-properties fo:margin-left="0cm" fo:margin-right="0cm" fo:margin-top="0cm" fo:margin-bottom="0cm" loext:contextual-spacing="false" fo:line-height="140%" fo:text-align="justify" style:justify-single-word="false" fo:orphans="2" fo:widows="2" fo:text-indent="0cm" style:auto-text-indent="false"/>
    </style:style>
    <style:style style:name="P13" style:family="paragraph" style:parent-style-name="Standard">
      <style:paragraph-properties fo:margin-left="0cm" fo:margin-right="0cm" fo:margin-top="0cm" fo:margin-bottom="0cm" loext:contextual-spacing="false" fo:line-height="140%" fo:text-align="justify" style:justify-single-word="false" fo:orphans="2" fo:widows="2" fo:text-indent="0cm" style:auto-text-indent="false"/>
      <style:text-properties officeooo:paragraph-rsid="00146c53"/>
    </style:style>
    <style:style style:name="P14" style:family="paragraph" style:parent-style-name="Text_20_body" style:list-style-name="L1"/>
    <style:style style:name="P15" style:family="paragraph" style:parent-style-name="Text_20_body" style:list-style-name="L1">
      <style:text-properties fo:font-variant="normal" fo:text-transform="none" fo:color="#000000" style:font-name="inherit" fo:font-size="10.5pt" fo:letter-spacing="normal" fo:font-style="normal" fo:font-weight="normal"/>
    </style:style>
    <style:style style:name="P16" style:family="paragraph" style:parent-style-name="Text_20_body" style:list-style-name="L10">
      <style:text-properties fo:font-variant="normal" fo:text-transform="none" fo:color="#000000" style:font-name="inherit" fo:font-size="10.5pt" fo:letter-spacing="normal" fo:font-style="normal" fo:font-weight="normal"/>
    </style:style>
    <style:style style:name="P17" style:family="paragraph" style:parent-style-name="Text_20_body" style:list-style-name="L15">
      <style:text-properties fo:font-variant="normal" fo:text-transform="none" fo:color="#000000" style:font-name="inherit" fo:font-size="10.5pt" fo:letter-spacing="normal" fo:font-style="normal" fo:font-weight="normal"/>
    </style:style>
    <style:style style:name="P18" style:family="paragraph" style:parent-style-name="Text_20_body" style:list-style-name="L19">
      <style:text-properties fo:font-variant="normal" fo:text-transform="none" fo:color="#000000" style:font-name="inherit" fo:font-size="10.5pt" fo:letter-spacing="normal" fo:font-style="normal" fo:font-weight="normal"/>
    </style:style>
    <style:style style:name="P19" style:family="paragraph" style:parent-style-name="Text_20_body" style:list-style-name="L25">
      <style:text-properties fo:font-variant="normal" fo:text-transform="none" fo:color="#000000" style:font-name="inherit" fo:font-size="10.5pt" fo:letter-spacing="normal" fo:font-style="normal" fo:font-weight="normal"/>
    </style:style>
    <style:style style:name="P20" style:family="paragraph" style:parent-style-name="Text_20_body" style:list-style-name="L29">
      <style:text-properties fo:font-variant="normal" fo:text-transform="none" fo:color="#000000" style:font-name="inherit" fo:font-size="10.5pt" fo:letter-spacing="normal" fo:font-style="normal" fo:font-weight="normal"/>
    </style:style>
    <style:style style:name="P21" style:family="paragraph" style:parent-style-name="Text_20_body" style:list-style-name="L19"/>
    <style:style style:name="P22" style:family="paragraph" style:parent-style-name="Text_20_body" style:list-style-name="L22"/>
    <style:style style:name="P23" style:family="paragraph" style:parent-style-name="Text_20_body" style:list-style-name="L27"/>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margin-top="0cm" fo:margin-bottom="0cm" loext:contextual-spacing="false" fo:line-height="140%" fo:orphans="2" fo:widows="2" fo:text-indent="0cm" style:auto-text-indent="false" fo:padding="0cm" fo:border="none"/>
    </style:style>
    <style:style style:name="P26" style:family="paragraph" style:parent-style-name="Heading_20_1">
      <style:text-properties fo:font-variant="normal" fo:text-transform="none" fo:color="#ff0000" style:font-name="Lato" fo:font-size="15pt" fo:letter-spacing="normal" fo:font-style="normal" fo:font-weight="bold"/>
    </style:style>
    <style:style style:name="P27"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28" style:family="paragraph" style:parent-style-name="Heading_20_2">
      <style:text-properties fo:font-variant="normal" fo:text-transform="none" fo:color="#dd0000" style:font-name="inherit" fo:font-size="16.5pt" fo:letter-spacing="normal" fo:font-style="normal" fo:font-weight="bold" loext:padding="0cm" loext:border="none"/>
    </style:style>
    <style:style style:name="P29"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30"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3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3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T1" style:family="text">
      <style:text-properties fo:font-variant="normal" fo:text-transform="none" fo:color="#000000" style:font-name="Lato" fo:letter-spacing="normal" fo:font-style="normal" fo:font-weight="normal" loext:padding="0cm" loext:border="none"/>
    </style:style>
    <style:style style:name="T2" style:family="text">
      <style:text-properties fo:font-variant="normal" fo:text-transform="none" fo:color="#000000" style:font-name="Lato" fo:font-size="10.5pt" fo:letter-spacing="normal" fo:font-style="normal" fo:font-weight="normal"/>
    </style:style>
    <style:style style:name="T3" style:family="text">
      <style:text-properties fo:font-variant="normal" fo:text-transform="none" fo:color="#000000" style:font-name="Lato" fo:font-size="10.5pt" fo:letter-spacing="normal" fo:font-style="normal" fo:font-weight="bold"/>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Menlo" fo:font-size="9pt" fo:letter-spacing="normal" fo:font-style="normal" fo:font-weight="normal" fo:background-color="#f9f2f4" loext:char-shading-value="0" loext:padding="0cm" loext:border="none"/>
    </style:style>
    <style:style style:name="T6" style:family="text">
      <style:text-properties fo:font-variant="normal" fo:text-transform="none" fo:color="#000000" style:font-name="inherit" fo:font-size="10.5pt" fo:letter-spacing="normal" fo:font-style="normal" fo:font-weight="normal"/>
    </style:style>
    <style:style style:name="T7" style:family="text">
      <style:text-properties fo:font-variant="normal" fo:text-transform="none" fo:color="#00ccff" style:font-name="inherit" fo:font-size="10.5pt" fo:letter-spacing="normal" fo:font-style="normal" style:text-underline-style="solid" style:text-underline-width="auto" style:text-underline-color="font-color" fo:font-weight="bold" loext:padding="0cm" loext:border="none"/>
    </style:style>
    <style:style style:name="T8" style:family="text">
      <style:text-properties fo:font-variant="normal" fo:text-transform="none" fo:color="#c7254e" style:font-name="Menlo" fo:font-size="9pt" fo:letter-spacing="normal" fo:font-style="normal" fo:font-weight="normal"/>
    </style:style>
    <style:style style:name="T9"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10" style:family="text">
      <style:text-properties fo:font-variant="normal" fo:text-transform="none" fo:color="#c7254e" style:font-name="Menlo" fo:font-size="11.25pt" fo:letter-spacing="normal" fo:font-style="normal" fo:font-weight="normal"/>
    </style:style>
    <style:style style:name="T11" style:family="text">
      <style:text-properties fo:font-variant="normal" fo:text-transform="none" fo:color="#c7254e" style:font-name="Menlo" fo:font-size="11.25pt" fo:letter-spacing="normal" fo:font-style="normal" fo:font-weight="normal" fo:background-color="#f9f2f4" loext:char-shading-value="0" loext:padding="0cm" loext:border="none"/>
    </style:style>
    <style:style style:name="T12" style:family="text">
      <style:text-properties fo:font-variant="normal" fo:text-transform="none" fo:color="#c7254e" style:font-name="inherit" fo:font-size="9pt" fo:letter-spacing="normal" fo:font-style="italic" fo:font-weight="normal" fo:background-color="#f9f2f4" loext:char-shading-value="0" loext:padding="0cm" loext:border="none"/>
    </style:style>
    <style:style style:name="T13" style:family="text">
      <style:text-properties fo:font-variant="normal" fo:text-transform="none" fo:color="#0f1bff" style:text-line-through-style="none" style:text-line-through-type="none" style:font-name="inherit" fo:font-size="11.25pt" fo:letter-spacing="normal" fo:font-style="normal" style:text-underline-style="none" fo:font-weight="normal" style:text-blinking="false" fo:background-color="transparent" loext:char-shading-value="0" loext:padding="0cm" loext:border="none"/>
    </style:style>
    <style:style style:name="T14" style:family="text">
      <style:text-properties fo:font-variant="normal" fo:text-transform="none" fo:color="#0f1bff" style:text-line-through-style="none" style:text-line-through-type="none" style:font-name="inherit" fo:font-size="11.25pt" fo:letter-spacing="normal" fo:font-style="normal" style:text-underline-style="none" fo:font-weight="normal" officeooo:rsid="0017edf5" style:text-blinking="false" fo:background-color="transparent" loext:char-shading-value="0" loext:padding="0cm" loext:border="none"/>
    </style:style>
    <style:style style:name="T15" style:family="text">
      <style:text-properties fo:color="#000000" style:font-name="Lato" fo:font-size="10.5pt" fo:letter-spacing="normal" fo:font-style="italic" fo:font-weight="normal"/>
    </style:style>
    <style:style style:name="T16" style:family="text">
      <style:text-properties style:font-name="inherit"/>
    </style:style>
    <style:style style:name="T17" style:family="text">
      <style:text-properties officeooo:rsid="001391f0"/>
    </style:style>
    <style:style style:name="T18" style:family="text">
      <style:text-properties officeooo:rsid="00144434"/>
    </style:style>
    <style:style style:name="T19"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20"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21" style:family="text">
      <style:text-properties fo:color="#66d9ef"/>
    </style:style>
    <style:style style:name="T22" style:family="text">
      <style:text-properties fo:color="#66d9ef" style:font-name="inherit"/>
    </style:style>
    <style:style style:name="T23" style:family="text">
      <style:text-properties fo:color="#006fe0"/>
    </style:style>
    <style:style style:name="T24" style:family="text">
      <style:text-properties fo:color="#006fe0" style:font-name="inherit"/>
    </style:style>
    <style:style style:name="T25" style:family="text">
      <style:text-properties fo:color="#a6e22d"/>
    </style:style>
    <style:style style:name="T26" style:family="text">
      <style:text-properties fo:color="#f92650"/>
    </style:style>
    <style:style style:name="T27" style:family="text">
      <style:text-properties fo:color="#f92650" style:font-name="inherit"/>
    </style:style>
    <style:style style:name="T28" style:family="text">
      <style:text-properties fo:color="#f8f8f2"/>
    </style:style>
    <style:style style:name="T29" style:family="text">
      <style:text-properties fo:color="#f8f8f2" style:font-name="inherit"/>
    </style:style>
    <style:style style:name="T30" style:family="text">
      <style:text-properties fo:color="#e6db5d" style:font-name="inherit"/>
    </style:style>
    <style:style style:name="T31" style:family="text">
      <style:text-properties fo:color="#ae81ff" style:font-name="inherit"/>
    </style:style>
    <style:style style:name="T32" style:family="text">
      <style:text-properties officeooo:rsid="00146c53"/>
    </style:style>
    <style:style style:name="T33" style:family="text">
      <style:text-properties officeooo:rsid="0017edf5"/>
    </style:style>
    <style:style style:name="T34" style:family="text">
      <style:text-properties fo:color="#aaaaaa" style:font-name="Lato" fo:font-size="12.75pt" fo:letter-spacing="normal" fo:font-style="italic" fo:font-weight="normal"/>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Linux Device Driver Tutorial Part 8 – I/O Control in Linux IOCTL()</text:h>
      <text:p text:style-name="Standard"/>
      <text:h text:style-name="P27" text:outline-level="1"><text:bookmark text:name="Introduction"/>Introduction</text:h>
      <text:p text:style-name="P11"><text:span text:style-name="T1">Operating system segregates virtual memory into kernel space and user space. Kernel space is strictly reserved for running the kernel, kernel extensions, and most device drivers. In contrast, user space is the memory area where all user mode applications work and this memory can be swapped out when necessary.</text:span></text:p>
      <text:p text:style-name="Standard"/>
      <text:p text:style-name="P6">There are many ways to Communicate between the User space and Kernel Space, they are:</text:p>
      <text:p text:style-name="Standard"/>
      <text:list xml:id="list1158708485831655944" text:style-name="L1">
        <text:list-item>
          <text:p text:style-name="P14"><text:span text:style-name="Strong_20_Emphasis"><text:span text:style-name="T7">IOCTL</text:span></text:span></text:p>
        </text:list-item>
        <text:list-item>
          <text:p text:style-name="P15">Procfs</text:p>
        </text:list-item>
        <text:list-item>
          <text:p text:style-name="P15">Sysfs</text:p>
        </text:list-item>
        <text:list-item>
          <text:p text:style-name="P15">Configfs</text:p>
        </text:list-item>
        <text:list-item>
          <text:p text:style-name="P15">Debugfs</text:p>
        </text:list-item>
        <text:list-item>
          <text:p text:style-name="P15">Sysctl</text:p>
        </text:list-item>
        <text:list-item>
          <text:p text:style-name="P15">UDP Sockets</text:p>
        </text:list-item>
        <text:list-item>
          <text:p text:style-name="P15">Netlink Sockets</text:p>
        </text:list-item>
      </text:list>
      <text:p text:style-name="Standard"/>
      <text:h text:style-name="P27" text:outline-level="1"><text:bookmark text:name="IOCTL"/>IOCTL</text:h>
      <text:p text:style-name="P7">IOCTL is referred as Input and Output Control, which is used to talking to device drivers. This system call, available in most driver categories. The major use of this is in case of handling some specific operations of a device for which the kernel does not have a system call by default.</text:p>
      <text:p text:style-name="Standard"/>
      <text:p text:style-name="P7">Some real time applications of ioctl is Ejecting the media from a “cd” drive, to change the Baud Rate of Serial port, Adjust the Volume, Reading or Writing device registers, etc. We already have write and read function in our device driver. But it is not enough for all cases.</text:p>
      <text:p text:style-name="Standard"/>
      <text:h text:style-name="P27" text:outline-level="1"><text:bookmark text:name="Steps_involved_in_IOCTL"/>Steps involved in IOCTL</text:h>
      <text:list xml:id="list576250764476143553" text:style-name="L10">
        <text:list-item>
          <text:p text:style-name="P16">Create IOCTL command in driver</text:p>
        </text:list-item>
        <text:list-item>
          <text:p text:style-name="P16">Write IOCTL function in driver</text:p>
        </text:list-item>
        <text:list-item>
          <text:p text:style-name="P16">Create IOCTL command in User space application</text:p>
        </text:list-item>
        <text:list-item>
          <text:p text:style-name="P16">Use IOCTL system call in User space</text:p>
        </text:list-item>
      </text:list>
      <text:p text:style-name="Standard"/>
      <text:p text:style-name="Standard"/>
      <text:h text:style-name="P28" text:outline-level="2"><text:bookmark text:name="Create_IOCTL_Command_in_Driver"/><text:soft-page-break/>Create IOCTL Command in Driver</text:h>
      <text:p text:style-name="P7">To implement a new ioctl command we need to follow the following steps.</text:p>
      <text:p text:style-name="Standard"/>
      <text:p text:style-name="P1"><text:span text:style-name="T17">1. </text:span><text:span text:style-name="T2">Define the ioctl code</text:span></text:p>
      <text:p text:style-name="P1"><text:span text:style-name="T2"/></text:p>
      <text:p text:style-name="Standard"><text:tab/><text:span text:style-name="T8">#define "ioctl name" __IOX("magic number","command number","argument type")</text:span></text:p>
      <text:p text:style-name="Standard"/>
      <text:p text:style-name="P5"><text:span text:style-name="T2">where </text:span><text:span text:style-name="T15">IOX </text:span><text:span text:style-name="T2">can be :</text:span></text:p>
      <text:p text:style-name="Standard"/>
      <text:p text:style-name="Standard"><text:tab/><text:span text:style-name="T4">“</text:span><text:span text:style-name="T2">IO”: an ioctl with no parameters</text:span></text:p>
      <text:p text:style-name="Standard"><text:tab/><text:span text:style-name="T4">“</text:span><text:span text:style-name="T2">IOW”: an ioctl with write parameters (copy_from_user)</text:span></text:p>
      <text:p text:style-name="Standard"><text:tab/><text:span text:style-name="T4">“</text:span><text:span text:style-name="T2">IOR”: an ioctl with read parameters (copy_to_user)</text:span></text:p>
      <text:p text:style-name="Standard"><text:tab/><text:span text:style-name="T4">“</text:span><text:span text:style-name="T2">IOWR”: an ioctl with both write and read parameters</text:span></text:p>
      <text:p text:style-name="Standard"/>
      <text:list xml:id="list7586788965047064274" text:style-name="L15">
        <text:list-item>
          <text:p text:style-name="P17">The Magic Number is a unique number or character that will differentiate our set of ioctl calls from the other ioctl calls. some times the major number for the device is used here.</text:p>
        </text:list-item>
        <text:list-item>
          <text:p text:style-name="P17">Command Number is the number that is assigned to the ioctl .This is used to differentiate the commands from one another.</text:p>
        </text:list-item>
        <text:list-item>
          <text:p text:style-name="P17">The last is the type of data.</text:p>
        </text:list-item>
      </text:list>
      <text:p text:style-name="Standard"/>
      <text:p text:style-name="P2"><text:span text:style-name="T18">2. </text:span><text:span text:style-name="T2">Add the header file linux/ioctl.h to make use of the above mentioned calls.</text:span></text:p>
      <text:p text:style-name="Standard"/>
      <text:p text:style-name="Standard"><text:span text:style-name="Strong_20_Emphasis"><text:span text:style-name="T3">Example:</text:span></text:span></text:p>
      <text:p text:style-name="Standard"><text:tab/><text:tab/></text:p>
      <table:table table:name="Table1" table:style-name="Table1">
        <table:table-column table:style-name="Table1.A"/>
        <table:table-column table:style-name="Table1.B"/>
        <table:table-row>
          <table:table-cell table:style-name="Table1.A1" office:value-type="string">
            <text:p text:style-name="P29">1</text:p>
            <text:p text:style-name="P30">2</text:p>
            <text:p text:style-name="P29">3</text:p>
            <text:p text:style-name="P30">4</text:p>
          </table:table-cell>
          <table:table-cell table:style-name="Table1.B1" office:value-type="string">
            <text:section text:style-name="Sect1" text:name="crayon-5b445f867b9f2013326404-1">
              <text:p text:style-name="P31">#include &lt;linux/ioctl.h&gt;</text:p>
            </text:section>
            <text:section text:style-name="Sect2" text:name="crayon-5b445f867b9f2013326404-2">
              <text:p text:style-name="P32"> </text:p>
            </text:section>
            <text:section text:style-name="Sect1" text:name="crayon-5b445f867b9f2013326404-3">
              <text:p text:style-name="P31">#define WR_VALUE _IOW('a','a',int32_t*)</text:p>
            </text:section>
            <text:section text:style-name="Sect2" text:name="crayon-5b445f867b9f2013326404-4">
              <text:p text:style-name="P31">#define RD_VALUE _IOR('a','b',int32_t*)</text:p>
            </text:section>
          </table:table-cell>
        </table:table-row>
      </table:table>
      <text:p text:style-name="Standard"/>
      <text:h text:style-name="P28" text:outline-level="2"><text:bookmark text:name="Write_IOCTL_function_in_driver"/>Write IOCTL function in driver</text:h>
      <text:p text:style-name="P7">The next step is to implement the ioctl call we defined in to the corresponding driver. We need to add the ioctl function which has the prototype.</text:p>
      <text:p text:style-name="Standard"/>
      <text:p text:style-name="P9"><text:tab/>long ioctl( <text:span text:style-name="T18">struct file *file</text:span>, <text:span text:style-name="T18">unsigned int cmd</text:span>, <text:span text:style-name="T18">unsigned long arg</text:span>);</text:p>
      <text:p text:style-name="Standard"/>
      <text:p text:style-name="P7">Where</text:p>
      <text:p text:style-name="Standard"><text:tab/><text:span text:style-name="Source_20_Text"><text:span text:style-name="T9">&lt;file&gt;</text:span></text:span><text:span text:style-name="Source_20_Text"><text:span text:style-name="T5"> </text:span></text:span><text:span text:style-name="T2">: is the file pointer to the file that was passed by the application.</text:span></text:p>
      <text:p text:style-name="Standard"><text:tab/><text:span text:style-name="Source_20_Text"><text:span text:style-name="T9">&lt;cmd&gt;</text:span></text:span><text:span text:style-name="Source_20_Text"><text:span text:style-name="T5"> </text:span></text:span><text:span text:style-name="T2">: is the ioctl command that was called from the user space.</text:span></text:p>
      <text:p text:style-name="Standard"><text:tab/><text:span text:style-name="Source_20_Text"><text:span text:style-name="T9">&lt;arg&gt;</text:span></text:span><text:span text:style-name="Source_20_Text"><text:span text:style-name="T5"> </text:span></text:span><text:span text:style-name="T2">: are the arguments passed from the user space.</text:span></text:p>
      <text:p text:style-name="Standard"/>
      <text:p text:style-name="P7">With in the function “ioctl” we need to implement all the commands that we defined above. We need to use the same commands in switch statement which is defined above.</text:p>
      <text:p text:style-name="Standard"/>
      <text:p text:style-name="P7">Then need to inform the kernel that the ioctl calls are implemented in the function “etx_ioctl”. This is done by making the fops pointer “unlocked_ioctl” to point to “etx_ioctl” as shown below.</text:p>
      <text:p text:style-name="Standard"/>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P29">1</text:p>
            <text:p text:style-name="P30">2</text:p>
            <text:p text:style-name="P29">3</text:p>
            <text:p text:style-name="P30">4</text:p>
            <text:p text:style-name="P29">5</text:p>
            <text:p text:style-name="P30">6</text:p>
            <text:p text:style-name="P29">7</text:p>
            <text:p text:style-name="P30">8</text:p>
            <text:p text:style-name="P29">9</text:p>
            <text:p text:style-name="P30">10</text:p>
            <text:p text:style-name="P29">11</text:p>
            <text:p text:style-name="P30">12</text:p>
            <text:p text:style-name="P29">13</text:p>
            <text:p text:style-name="P30">14</text:p>
            <text:p text:style-name="P29">15</text:p>
            <text:p text:style-name="P30">16</text:p>
            <text:p text:style-name="P29">17</text:p>
            <text:p text:style-name="P30">18</text:p>
            <text:p text:style-name="P29">19</text:p>
            <text:p text:style-name="P30">20</text:p>
            <text:p text:style-name="P29">21</text:p>
            <text:p text:style-name="P30">22</text:p>
            <text:p text:style-name="P29">23</text:p>
            <text:p text:style-name="P30">24</text:p>
          </table:table-cell>
          <table:table-cell table:style-name="Table2.B1" office:value-type="string">
            <text:section text:style-name="Sect1" text:name="crayon-5b445f867b9fd494735579-1">
              <text:p text:style-name="P33"><text:span text:style-name="T21">static</text:span><text:span text:style-name="T23"> </text:span><text:span text:style-name="T25">long</text:span><text:span text:style-name="T23"> </text:span><text:span text:style-name="T26">etx_ioctl</text:span><text:span text:style-name="T28">(</text:span><text:span text:style-name="T25">struct</text:span><text:span text:style-name="T23"> </text:span><text:span text:style-name="T26">file *</text:span><text:span text:style-name="T28">file,</text:span><text:span text:style-name="T23"> </text:span><text:span text:style-name="T25">unsigned</text:span><text:span text:style-name="T23"> </text:span><text:span text:style-name="T25">int</text:span><text:span text:style-name="T23"> </text:span><text:span text:style-name="T28">cmd,</text:span><text:span text:style-name="T23"> </text:span><text:span text:style-name="T25">unsigned</text:span><text:span text:style-name="T23"> </text:span><text:span text:style-name="T25">long</text:span><text:span text:style-name="T23"> </text:span><text:span text:style-name="T28">arg)</text:span></text:p>
            </text:section>
            <text:section text:style-name="Sect2" text:name="crayon-5b445f867b9fd494735579-2">
              <text:p text:style-name="P34">{</text:p>
            </text:section>
            <text:section text:style-name="Sect1" text:name="crayon-5b445f867b9fd494735579-3">
              <text:p text:style-name="P32"><text:span text:style-name="T24"><text:s text:c="8"/></text:span><text:span text:style-name="T22">switch</text:span><text:span text:style-name="T29">(cmd)</text:span><text:span text:style-name="T24"> </text:span><text:span text:style-name="T29">{</text:span></text:p>
            </text:section>
            <text:section text:style-name="Sect2" text:name="crayon-5b445f867b9fd494735579-4">
              <text:p text:style-name="P32"><text:span text:style-name="T24"><text:s text:c="13"/></text:span><text:span text:style-name="T22">case</text:span><text:span text:style-name="T24"> </text:span><text:span text:style-name="T29">WR_VALUE:</text:span></text:p>
            </text:section>
            <text:section text:style-name="Sect1" text:name="crayon-5b445f867b9fd494735579-5">
              <text:p text:style-name="P32"><text:span text:style-name="T24"><text:s text:c="21"/></text:span><text:span text:style-name="T27">copy_from_user</text:span><text:span text:style-name="T29">(&amp;value</text:span><text:span text:style-name="T24"> </text:span><text:span text:style-name="T29">,(</text:span><text:span text:style-name="T27">int32_t*</text:span><text:span text:style-name="T29">)</text:span><text:span text:style-name="T24"> </text:span><text:span text:style-name="T29">arg,</text:span><text:span text:style-name="T24"> </text:span><text:span text:style-name="T27">sizeof</text:span><text:span text:style-name="T29">(value)); </text:span></text:p>
            </text:section>
            <text:section text:style-name="Sect2" text:name="crayon-5b445f867b9fd494735579-6">
              <text:p text:style-name="P32"><text:span text:style-name="T24"><text:s text:c="22"/></text:span><text:span text:style-name="T27">printk</text:span><text:span text:style-name="T29">(KERN_</text:span><text:span text:style-name="T16">INFO</text:span><text:span text:style-name="T24"> </text:span><text:span text:style-name="T30">"Value = %d\n"</text:span><text:span text:style-name="T29">,</text:span><text:span text:style-name="T24"> </text:span><text:span text:style-name="T29">value);</text:span></text:p>
            </text:section>
            <text:section text:style-name="Sect1" text:name="crayon-5b445f867b9fd494735579-7">
              <text:p text:style-name="P32"><text:span text:style-name="T24"><text:s text:c="22"/></text:span><text:span text:style-name="T22">break</text:span><text:span text:style-name="T29">;</text:span></text:p>
            </text:section>
            <text:section text:style-name="Sect2" text:name="crayon-5b445f867b9fd494735579-8">
              <text:p text:style-name="P32"><text:span text:style-name="T24"><text:s text:c="13"/></text:span><text:span text:style-name="T22">case</text:span><text:span text:style-name="T24"> </text:span><text:span text:style-name="T29">RD_VALUE:</text:span></text:p>
            </text:section>
            <text:section text:style-name="Sect1" text:name="crayon-5b445f867b9fd494735579-9">
              <text:p text:style-name="P32"><text:span text:style-name="T24"><text:s text:c="20"/></text:span><text:span text:style-name="T27">copy_to_user</text:span><text:span text:style-name="T29">((</text:span><text:span text:style-name="T27">int32_t*</text:span><text:span text:style-name="T29">)</text:span><text:span text:style-name="T24"> </text:span><text:span text:style-name="T29">arg,</text:span><text:span text:style-name="T24"> </text:span><text:span text:style-name="T29">&amp;value,</text:span><text:span text:style-name="T24"> </text:span><text:span text:style-name="T27">sizeof</text:span><text:span text:style-name="T29">(value));</text:span></text:p>
            </text:section>
            <text:section text:style-name="Sect2" text:name="crayon-5b445f867b9fd494735579-10">
              <text:p text:style-name="P32"><text:span text:style-name="T24"><text:s text:c="22"/></text:span><text:span text:style-name="T22">break</text:span><text:span text:style-name="T29">;</text:span></text:p>
            </text:section>
            <text:section text:style-name="Sect1" text:name="crayon-5b445f867b9fd494735579-11">
              <text:p text:style-name="P32"><text:span text:style-name="T24"><text:s text:c="14"/></text:span><text:span text:style-name="T29">}</text:span></text:p>
            </text:section>
            <text:section text:style-name="Sect2" text:name="crayon-5b445f867b9fd494735579-12">
              <text:p text:style-name="P32"><text:span text:style-name="T24"><text:s text:c="14"/></text:span><text:span text:style-name="T22">return</text:span><text:span text:style-name="T24"> </text:span><text:span text:style-name="T31">0</text:span><text:span text:style-name="T29">;</text:span></text:p>
            </text:section>
            <text:section text:style-name="Sect1" text:name="crayon-5b445f867b9fd494735579-13">
              <text:p text:style-name="P34">}</text:p>
            </text:section>
            <text:section text:style-name="Sect2" text:name="crayon-5b445f867b9fd494735579-14">
              <text:p text:style-name="P32"/>
            </text:section>
            <text:section text:style-name="Sect1" text:name="crayon-5b445f867b9fd494735579-15">
              <text:p text:style-name="P32"/>
            </text:section>
            <text:section text:style-name="Sect2" text:name="crayon-5b445f867b9fd494735579-16">
              <text:p text:style-name="P33"><text:span text:style-name="T21">static</text:span><text:span text:style-name="T23"> </text:span><text:span text:style-name="T25">struct</text:span><text:span text:style-name="T23"> </text:span><text:span text:style-name="T26">file_operations </text:span><text:span text:style-name="T28">fops</text:span><text:span text:style-name="T23"> </text:span><text:span text:style-name="T28">=</text:span></text:p>
            </text:section>
            <text:section text:style-name="Sect1" text:name="crayon-5b445f867b9fd494735579-17">
              <text:p text:style-name="P34">{</text:p>
            </text:section>
            <text:section text:style-name="Sect2" text:name="crayon-5b445f867b9fd494735579-18">
              <text:p text:style-name="P33"><text:span text:style-name="T28">.owner</text:span><text:span text:style-name="T23"> </text:span><text:span text:style-name="T28">=</text:span><text:span text:style-name="T23"> </text:span><text:span text:style-name="T28">THIS_MODULE,</text:span></text:p>
            </text:section>
            <text:section text:style-name="Sect1" text:name="crayon-5b445f867b9fd494735579-19">
              <text:p text:style-name="P33"><text:span text:style-name="T28">.read</text:span><text:span text:style-name="T23"> </text:span><text:span text:style-name="T28">=</text:span><text:span text:style-name="T23"> </text:span><text:span text:style-name="T28">etx_read,</text:span></text:p>
            </text:section>
            <text:section text:style-name="Sect2" text:name="crayon-5b445f867b9fd494735579-20">
              <text:p text:style-name="P33"><text:span text:style-name="T28">.write</text:span><text:span text:style-name="T23"> </text:span><text:span text:style-name="T28">=</text:span><text:span text:style-name="T23"> </text:span><text:span text:style-name="T28">etx_write,</text:span></text:p>
            </text:section>
            <text:section text:style-name="Sect1" text:name="crayon-5b445f867b9fd494735579-21">
              <text:p text:style-name="P33"><text:span text:style-name="T28">.open</text:span><text:span text:style-name="T23"> </text:span><text:span text:style-name="T28">=</text:span><text:span text:style-name="T23"> </text:span><text:span text:style-name="T28">etx_open,</text:span></text:p>
            </text:section>
            <text:section text:style-name="Sect2" text:name="crayon-5b445f867b9fd494735579-22">
              <text:p text:style-name="P33"><text:span text:style-name="T28">.unlocked_ioctl</text:span><text:span text:style-name="T23"> </text:span><text:span text:style-name="T28">=</text:span><text:span text:style-name="T23"> </text:span><text:span text:style-name="T28">etx_ioctl,</text:span></text:p>
            </text:section>
            <text:section text:style-name="Sect1" text:name="crayon-5b445f867b9fd494735579-23">
              <text:p text:style-name="P33"><text:span text:style-name="T28">.release</text:span><text:span text:style-name="T23"> </text:span><text:span text:style-name="T28">=</text:span><text:span text:style-name="T23"> </text:span><text:span text:style-name="T28">etx_release,</text:span></text:p>
            </text:section>
            <text:section text:style-name="Sect2" text:name="crayon-5b445f867b9fd494735579-24">
              <text:p text:style-name="P33"><text:span text:style-name="T28">};</text:span></text:p>
            </text:section>
          </table:table-cell>
        </table:table-row>
      </table:table>
      <text:p text:style-name="Standard"/>
      <text:p text:style-name="P7">Now we need to call the new ioctl command from a user application.</text:p>
      <text:p text:style-name="Standard"/>
      <text:h text:style-name="P28" text:outline-level="2"><text:bookmark text:name="Create_IOCTL_command_in_User_space_application"/>Create IOCTL command in User space application</text:h>
      <text:p text:style-name="P7">Just define the ioctl command like how we defined in driver.</text:p>
      <text:p text:style-name="Standard"/>
      <text:p text:style-name="P5"><text:span text:style-name="Strong_20_Emphasis"><text:span text:style-name="T3">Example:</text:span></text:span></text:p>
      <text:p text:style-name="Standard"><text:tab/><text:tab/></text:p>
      <table:table table:name="Table3" table:style-name="Table3">
        <table:table-column table:style-name="Table3.A"/>
        <table:table-column table:style-name="Table3.B"/>
        <table:table-row>
          <table:table-cell table:style-name="Table3.A1" office:value-type="string">
            <text:p text:style-name="P29">1</text:p>
            <text:p text:style-name="P30">2</text:p>
          </table:table-cell>
          <table:table-cell table:style-name="Table3.B1" office:value-type="string">
            <text:section text:style-name="Sect1" text:name="crayon-5b445f867ba02581556086-1">
              <text:p text:style-name="P31">#define WR_VALUE _IOW('a','a',int32_t*)</text:p>
            </text:section>
            <text:section text:style-name="Sect2" text:name="crayon-5b445f867ba02581556086-2">
              <text:p text:style-name="P31">#define RD_VALUE _IOR('a','b',int32_t*)</text:p>
            </text:section>
          </table:table-cell>
        </table:table-row>
      </table:table>
      <text:p text:style-name="Standard"/>
      <text:h text:style-name="P28" text:outline-level="2"><text:bookmark text:name="Use_IOCTL_system_call_in_User_space"/>Use IOCTL system call in User space</text:h>
      <text:p text:style-name="P12"><text:span text:style-name="T2">Include the header file </text:span><text:span text:style-name="Source_20_Text"><text:span text:style-name="T9">&lt;sys/ioctl.h&gt;</text:span></text:span><text:span text:style-name="T2">.Now we need to call the new ioctl command from a user application.</text:span></text:p>
      <text:p text:style-name="Standard"/>
      <text:p text:style-name="P9"><text:tab/>long ioctl( "file descriptor","ioctl command","Arguments");</text:p>
      <text:p text:style-name="Standard"/>
      <text:p text:style-name="P13"><text:span text:style-name="Source_20_Text"><text:span text:style-name="T9">&lt;file descriptor&gt;</text:span></text:span><text:span text:style-name="T2">: This the open file on which the ioctl command needs to be executed, which would generally be device files.</text:span></text:p>
      <text:p text:style-name="P13"><text:span text:style-name="Source_20_Text"><text:span text:style-name="T9">&lt;ioctl command&gt;</text:span></text:span><text:span text:style-name="T2">: ioctl command which is implemented to achieve the desired functionality</text:span></text:p>
      <text:p text:style-name="P12"><text:span text:style-name="Source_20_Text"><text:span text:style-name="T9">&lt;arguments&gt;</text:span></text:span><text:span text:style-name="T2">: The arguments that needs to be passed to the ioctl command.</text:span></text:p>
      <text:p text:style-name="Standard"/>
      <text:p text:style-name="Standard"/>
      <text:p text:style-name="P10"><text:soft-page-break/><text:span text:style-name="Strong_20_Emphasis"><text:span text:style-name="T3">Example:</text:span></text:span></text:p>
      <text:p text:style-name="Standard"><text:tab/><text:tab/></text:p>
      <text:section text:style-name="Sect2" text:name="crayon-5b445f867ba06472376806">
        <table:table table:name="Table4" table:style-name="Table4">
          <table:table-column table:style-name="Table4.A"/>
          <table:table-column table:style-name="Table4.B"/>
          <table:table-row>
            <table:table-cell table:style-name="Table4.A1" office:value-type="string">
              <text:p text:style-name="P29">1</text:p>
              <text:p text:style-name="P30">2</text:p>
              <text:p text:style-name="P29">3</text:p>
            </table:table-cell>
            <table:table-cell table:style-name="Table4.B1" office:value-type="string">
              <text:section text:style-name="Sect1" text:name="crayon-5b445f867ba06472376806-1">
                <text:p text:style-name="P33"><text:span text:style-name="T26">ioctl</text:span><text:span text:style-name="T28">(fd,</text:span><text:span text:style-name="T23"> </text:span><text:span text:style-name="T28">WR_VALUE,</text:span><text:span text:style-name="T23"> </text:span><text:span text:style-name="T28">(</text:span><text:span text:style-name="T26">int32_t*</text:span><text:span text:style-name="T28">)</text:span><text:span text:style-name="T23"> </text:span><text:span text:style-name="T28">&amp;number);</text:span><text:span text:style-name="T23"> </text:span></text:p>
              </text:section>
              <text:section text:style-name="Sect2" text:name="crayon-5b445f867ba06472376806-2">
                <text:p text:style-name="P32"/>
              </text:section>
              <text:section text:style-name="Sect1" text:name="crayon-5b445f867ba06472376806-3">
                <text:p text:style-name="P33"><text:span text:style-name="T26">ioctl</text:span><text:span text:style-name="T28">(fd,</text:span><text:span text:style-name="T23"> </text:span><text:span text:style-name="T28">RD_VALUE,</text:span><text:span text:style-name="T23"> </text:span><text:span text:style-name="T28">(</text:span><text:span text:style-name="T26">int32_t*</text:span><text:span text:style-name="T28">)</text:span><text:span text:style-name="T23"> </text:span><text:span text:style-name="T28">&amp;value);</text:span></text:p>
              </text:section>
            </table:table-cell>
          </table:table-row>
        </table:table>
      </text:section>
      <text:p text:style-name="P24"><text:line-break/></text:p>
      <text:h text:style-name="P27" text:outline-level="1"><text:bookmark text:name="Device_Driver_Source_Code"/>Device Driver Source Code</text:h>
      <text:p text:style-name="Standard"/>
      <text:p text:style-name="P3"><text:span text:style-name="T2">In this example we only implemented IOCTL. In this driver, i defined one variable (</text:span><text:span text:style-name="Source_20_Text"><text:span text:style-name="T9">int32_t value</text:span></text:span><text:span text:style-name="T2">). Using ioctl command we can read or change the variable. So other functions like open, close, read, write, We simply left empty. Just go through the code below.</text:span></text:p>
      <text:p text:style-name="P3"/>
      <text:p text:style-name="P3"><text:span text:style-name="T32"><text:tab/>Vim driver.c</text:span></text:p>
      <text:p text:style-name="Standard"/>
      <text:h text:style-name="P27" text:outline-level="1"><text:bookmark text:name="Application_Source_Code"/>Application Source Code</text:h>
      <text:p text:style-name="Standard"/>
      <text:p text:style-name="Standard"><text:tab/><text:span text:style-name="T33">Vim </text:span><text:span text:style-name="Strong_20_Emphasis"><text:span text:style-name="T3">test_app.c</text:span></text:span></text:p>
      <text:p text:style-name="Standard"/>
      <text:p text:style-name="Standard"/>
      <text:h text:style-name="P27" text:outline-level="1"><text:bookmark text:name="Building_Driver_and_Application"/>Building Driver and Application</text:h>
      <text:p text:style-name="Standard"/>
      <text:list xml:id="list8490257483999088853" text:style-name="L19">
        <text:list-item>
          <text:p text:style-name="P21"><text:span text:style-name="T6">Build the driver by using Makefile (</text:span><text:span text:style-name="Source_20_Text"><text:span text:style-name="Emphasis"><text:span text:style-name="T12">sudo make</text:span></text:span></text:span><text:span text:style-name="T6">)</text:span></text:p>
        </text:list-item>
        <text:list-item>
          <text:p text:style-name="P18">Use below line in terminal to compile the user space application.</text:p>
        </text:list-item>
      </text:list>
      <text:p text:style-name="Standard"><text:tab/></text:p>
      <text:p text:style-name="Standard"><text:tab/><text:span text:style-name="T10">gcc -o test_app test_app.c</text:span></text:p>
      <text:p text:style-name="Standard"/>
      <text:h text:style-name="P27" text:outline-level="1"><text:bookmark text:name="Execution_Output"/>Execution (Output)</text:h>
      <text:p text:style-name="P8">As of now, we have driver.ko and test_app. Now we will see the output.</text:p>
      <text:p text:style-name="Standard"/>
      <text:list xml:id="list1760969048992781585" text:style-name="L22">
        <text:list-item>
          <text:p text:style-name="P22"><text:span text:style-name="T6">Load the driver using </text:span><text:span text:style-name="Source_20_Text"><text:span text:style-name="T9">sudo insmod driver.ko</text:span></text:span></text:p>
        </text:list-item>
        <text:list-item>
          <text:p text:style-name="P22"><text:span text:style-name="T6">Run the application (</text:span><text:span text:style-name="Source_20_Text"><text:span text:style-name="T9">sudo ./test_app</text:span></text:span><text:span text:style-name="T6">)</text:span></text:p>
        </text:list-item>
      </text:list>
      <text:p text:style-name="Text_20_body"><text:span text:style-name="Source_20_Text"><text:span text:style-name="T11">*********************************</text:span></text:span><text:span text:style-name="T34"><text:line-break/></text:span><text:span text:style-name="Source_20_Text"><text:span text:style-name="T11">*******</text:span></text:span><text:span text:style-name="Source_20_Text"><text:span text:style-name="T13">WWW.</text:span></text:span><text:span text:style-name="Source_20_Text"><text:span text:style-name="T14">Technologics.in</text:span></text:span><text:span text:style-name="Source_20_Text"><text:span text:style-name="T13">*******</text:span></text:span></text:p>
      <text:p text:style-name="P25"><text:span text:style-name="Source_20_Text"><text:span text:style-name="T11">Opening Driver</text:span></text:span><text:span text:style-name="T34"><text:line-break/></text:span><text:span text:style-name="Source_20_Text"><text:span text:style-name="T11">Enter the Value to send</text:span></text:span></text:p>
      <text:p text:style-name="Standard"><text:tab/></text:p>
      <text:list xml:id="list2060710116927625703" text:style-name="L25">
        <text:list-header>
          <text:p text:style-name="P19"/>
          <text:p text:style-name="P19"/>
        </text:list-header>
        <text:list-item>
          <text:p text:style-name="P19"><text:soft-page-break/>Enter the value to pass</text:p>
        </text:list-item>
      </text:list>
      <text:p text:style-name="Standard"/>
      <text:p text:style-name="Standard"><text:tab/><text:span text:style-name="T10">23456</text:span><text:line-break/><text:tab/><text:span text:style-name="T10">Writing Value to Driver</text:span><text:line-break/><text:tab/><text:span text:style-name="T10">Reading Value from Driver</text:span><text:line-break/><text:tab/><text:span text:style-name="T10">Value is 23456</text:span><text:line-break/><text:tab/><text:span text:style-name="T10">Closing Driver</text:span></text:p>
      <text:p text:style-name="Standard"/>
      <text:list xml:id="list6513927741371745196" text:style-name="L27">
        <text:list-item>
          <text:p text:style-name="P23"><text:span text:style-name="T6">Now check the value using dmesg</text:span><text:tab/></text:p>
        </text:list-item>
      </text:list>
      <text:p text:style-name="Standard"/>
      <text:p text:style-name="Standard"><text:tab/><text:span text:style-name="Source_20_Text"><text:span text:style-name="T11">Device File Opened...!!!</text:span></text:span><text:line-break/><text:tab/><text:span text:style-name="Source_20_Text"><text:span text:style-name="T11">Value = 23456</text:span></text:span><text:line-break/><text:tab/><text:span text:style-name="Source_20_Text"><text:span text:style-name="T11">Device File Closed...!!!</text:span></text:span></text:p>
      <text:p text:style-name="Standard"/>
      <text:list xml:id="list8496128984170887609" text:style-name="L29">
        <text:list-item>
          <text:p text:style-name="P20">Our value 23456 was passed to the kernel and it was updated.</text:p>
        </text:list-item>
      </text:list>
      <text:p text:style-name="P4">This is the simple example using ioctl in driver. If you want to send multiple arguments, put those variables into structure and pass the struct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4:07:24.139874505</meta:creation-date>
    <dc:date>2018-07-10T14:54:52.684648639</dc:date>
    <meta:editing-duration>PT3M59S</meta:editing-duration>
    <meta:editing-cycles>2</meta:editing-cycles>
    <meta:generator>LibreOffice/5.1.6.2$Linux_X86_64 LibreOffice_project/10m0$Build-2</meta:generator>
    <meta:document-statistic meta:table-count="4" meta:image-count="0" meta:object-count="0" meta:page-count="5" meta:paragraph-count="146" meta:word-count="939" meta:character-count="5734" meta:non-whitespace-character-count="4752"/>
  </office:meta>
</office:document-meta>
</file>